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style:text-autospace="none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6.5cm" svg:height="1cm" svg:x="6cm" svg:y="2.5cm">
          <text:p text:style-name="P1"><text:span text:style-name="T1">PLAN GLOBAL DE DEMANDE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1-17T15:19:51.87</dc:date>
    <dc:creator>Franck OURION</dc:creator>
    <meta:editing-duration>PT00H33M05S</meta:editing-duration>
    <meta:editing-cycles>1</meta:editing-cycles>
    <meta:document-statistic meta:object-count="1"/>
    <meta:generator>OpenOffice.org/3.1$Win32 OpenOffice.org_project/310m19$Build-9420</meta:generator>
  </office:meta>
</office:document-meta>
</file>